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DS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Стандарт на проектирование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Стандарт на проектирование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7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СТО СМК 05-201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9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